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7" style:base-cell-address="Data_Sheet.B5"/>
      <style:map style:condition="is-true-formula(msoxl:AND(NOT(ISBLANK($A5)),ISBLANK(B5)))" style:apply-style-name="cf7" style:base-cell-address="Data_Sheet.B5"/>
      <style:map style:condition="is-true-formula(msoxl:AND(NOT(ISBLANK($A5)),ISBLANK(B5)))" style:apply-style-name="cf7" style:base-cell-address="Data_Sheet.B5"/>
      <style:map style:condition="is-true-formula(msoxl:AND(NOT(ISBLANK($A5)),ISBLANK(B5)))" style:apply-style-name="cf7" style:base-cell-address="Data_Sheet.B5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7" style:base-cell-address="Data_Sheet.B6"/>
      <style:map style:condition="is-true-formula(msoxl:AND(NOT(ISBLANK($A6)),ISBLANK(B6)))" style:apply-style-name="cf7" style:base-cell-address="Data_Sheet.B6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7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7" style:base-cell-address="Data_Sheet.C5"/>
      <style:map style:condition="is-true-formula(msoxl:AND(NOT(ISBLANK(A5)),ISBLANK(C5)))" style:apply-style-name="cf7" style:base-cell-address="Data_Sheet.C5"/>
      <style:map style:condition="is-true-formula(msoxl:AND(NOT(ISBLANK(A5)),ISBLANK(C5)))" style:apply-style-name="cf7" style:base-cell-address="Data_Sheet.C5"/>
      <style:map style:condition="is-true-formula(msoxl:AND(NOT(ISBLANK(A5)),ISBLANK(C5)))" style:apply-style-name="cf7" style:base-cell-address="Data_Sheet.C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7" style:base-cell-address="Data_Sheet.C6"/>
      <style:map style:condition="is-true-formula(msoxl:AND(NOT(ISBLANK(A6)),ISBLANK(C6)))" style:apply-style-name="cf7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7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7" style:base-cell-address="Data_Sheet.B8"/>
      <style:map style:condition="is-true-formula(msoxl:AND(NOT(ISBLANK($A8)),ISBLANK(B8)))" style:apply-style-name="cf7" style:base-cell-address="Data_Sheet.B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7" style:base-cell-address="Data_Sheet.B7"/>
      <style:map style:condition="is-true-formula(msoxl:AND(NOT(ISBLANK($A7)),ISBLANK(B7)))" style:apply-style-name="cf7" style:base-cell-address="Data_Sheet.B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7" style:base-cell-address="Data_Sheet.B8"/>
      <style:map style:condition="is-true-formula(msoxl:AND(NOT(ISBLANK($A9)),ISBLANK(B9)))" style:apply-style-name="cf7" style:base-cell-address="Data_Sheet.B9"/>
      <style:map style:condition="is-true-formula(msoxl:AND(NOT(ISBLANK($A9)),ISBLANK(B9)))" style:apply-style-name="cf7" style:base-cell-address="Data_Sheet.B9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7" style:base-cell-address="Data_Sheet.C8"/>
      <style:map style:condition="is-true-formula(msoxl:AND(NOT(ISBLANK(A8)),ISBLANK(C8)))" style:apply-style-name="cf7" style:base-cell-address="Data_Sheet.C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7" style:base-cell-address="Data_Sheet.C7"/>
      <style:map style:condition="is-true-formula(msoxl:AND(NOT(ISBLANK(A7)),ISBLANK(C7)))" style:apply-style-name="cf7" style:base-cell-address="Data_Sheet.C7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  <style:map style:condition="is-true-formula(msoxl:AND(NOT(ISBLANK(E5)),ISBLANK(D5)))" style:apply-style-name="cf7" style:base-cell-address="Data_Sheet.D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  <style:map style:condition="is-true-formula(msoxl:AND(NOT(ISBLANK(E4)),ISBLANK(D4)))" style:apply-style-name="cf7" style:base-cell-address="Data_Sheet.D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  <style:map style:condition="is-true-formula(msoxl:AND(NOT(ISBLANK(E6)),ISBLANK(D6)))" style:apply-style-name="cf7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F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  <style:map style:condition="is-true-formula(msoxl:AND(NOT(ISBLANK(D5)),ISBLANK(E5)))" style:apply-style-name="cf7" style:base-cell-address="Data_Sheet.E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F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D4)),ISBLANK(E4)))" style:apply-style-name="cf7" style:base-cell-address="Data_Sheet.E4"/>
      <style:map style:condition="is-true-formula(msoxl:AND(NOT(ISBLANK(D4)),ISBLANK(E4)))" style:apply-style-name="cf7" style:base-cell-address="Data_Sheet.E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F6)),ISBLANK(E6)))" style:apply-style-name="cf7" style:base-cell-address="Data_Sheet.E6"/>
      <style:map style:condition="is-true-formula(msoxl:AND(NOT(ISBLANK(D6)),ISBLANK(E6)))" style:apply-style-name="cf7" style:base-cell-address="Data_Sheet.E6"/>
      <style:map style:condition="is-true-formula(msoxl:AND(NOT(ISBLANK(D6)),ISBLANK(E6)))" style:apply-style-name="cf7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  <style:map style:condition="is-true-formula(msoxl:AND(NOT(ISBLANK(E8)),ISBLANK(D8)))" style:apply-style-name="cf7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  <style:map style:condition="is-true-formula(msoxl:AND(NOT(ISBLANK(E7)),ISBLANK(D7)))" style:apply-style-name="cf7" style:base-cell-address="Data_Sheet.D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  <style:map style:condition="is-true-formula(msoxl:AND(NOT(ISBLANK(E9)),ISBLANK(D9)))" style:apply-style-name="cf7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  <style:map style:condition="is-true-formula(msoxl:AND(NOT(ISBLANK(D8)),ISBLANK(E8)))" style:apply-style-name="cf7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  <style:map style:condition="is-true-formula(msoxl:AND(NOT(ISBLANK(D7)),ISBLANK(E7)))" style:apply-style-name="cf7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  <style:map style:condition="is-true-formula(msoxl:AND(NOT(ISBLANK(D9)),ISBLANK(E9)))" style:apply-style-name="cf7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  <style:map style:condition="is-true-formula(msoxl:AND(NOT(ISBLANK(G6)),ISBLANK(F6)))" style:apply-style-name="cf7" style:base-cell-address="Data_Sheet.F6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  <style:map style:condition="is-true-formula(msoxl:AND(NOT(ISBLANK(G5)),ISBLANK(F5)))" style:apply-style-name="cf7" style:base-cell-address="Data_Sheet.F5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  <style:map style:condition="is-true-formula(msoxl:AND(NOT(ISBLANK(G4)),ISBLANK(F4)))" style:apply-style-name="cf7" style:base-cell-address="Data_Sheet.F4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H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  <style:map style:condition="is-true-formula(msoxl:AND(NOT(ISBLANK(F5)),ISBLANK(G5)))" style:apply-style-name="cf7" style:base-cell-address="Data_Sheet.G5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H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  <style:map style:condition="is-true-formula(msoxl:AND(NOT(ISBLANK(F6)),ISBLANK(G6)))" style:apply-style-name="cf7" style:base-cell-address="Data_Sheet.G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H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F4)),ISBLANK(G4)))" style:apply-style-name="cf7" style:base-cell-address="Data_Sheet.G4"/>
      <style:map style:condition="is-true-formula(msoxl:AND(NOT(ISBLANK(F4)),ISBLANK(G4)))" style:apply-style-name="cf7" style:base-cell-address="Data_Sheet.G4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  <style:map style:condition="is-true-formula(msoxl:AND(NOT(ISBLANK(G9)),ISBLANK(F9)))" style:apply-style-name="cf7" style:base-cell-address="Data_Sheet.F9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  <style:map style:condition="is-true-formula(msoxl:AND(NOT(ISBLANK(G8)),ISBLANK(F8)))" style:apply-style-name="cf7" style:base-cell-address="Data_Sheet.F8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  <style:map style:condition="is-true-formula(msoxl:AND(NOT(ISBLANK(G7)),ISBLANK(F7)))" style:apply-style-name="cf7" style:base-cell-address="Data_Sheet.F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  <style:map style:condition="is-true-formula(msoxl:AND(NOT(ISBLANK(F8)),ISBLANK(G8)))" style:apply-style-name="cf7" style:base-cell-address="Data_Sheet.G8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  <style:map style:condition="is-true-formula(msoxl:AND(NOT(ISBLANK(F9)),ISBLANK(G9)))" style:apply-style-name="cf7" style:base-cell-address="Data_Sheet.G9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  <style:map style:condition="is-true-formula(msoxl:AND(NOT(ISBLANK(F7)),ISBLANK(G7)))" style:apply-style-name="cf7" style:base-cell-address="Data_Sheet.G7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  <style:map style:condition="is-true-formula(msoxl:AND(NOT(ISBLANK(O7)),ISBLANK(N7)))" style:apply-style-name="cf7" style:base-cell-address="Data_Sheet.N7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  <style:map style:condition="is-true-formula(msoxl:AND(NOT(ISBLANK(O8)),ISBLANK(N8)))" style:apply-style-name="cf7" style:base-cell-address="Data_Sheet.N8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  <style:map style:condition="is-true-formula(msoxl:AND(NOT(ISBLANK(N9)),ISBLANK(O9)))" style:apply-style-name="cf7" style:base-cell-address="Data_Sheet.O9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  <style:map style:condition="is-true-formula(msoxl:AND(NOT(ISBLANK(N8)),ISBLANK(O8)))" style:apply-style-name="cf7" style:base-cell-address="Data_Sheet.O8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  <style:map style:condition="is-true-formula(msoxl:AND(NOT(ISBLANK(N7)),ISBLANK(O7)))" style:apply-style-name="cf7" style:base-cell-address="Data_Sheet.O7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  <style:map style:condition="is-true-formula(msoxl:AND(NOT(ISBLANK(O9)),ISBLANK(N9)))" style:apply-style-name="cf7" style:base-cell-address="Data_Sheet.N9"/>
    </style:style>
    <style:style style:name="ce5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7" style:base-cell-address="Data_Sheet.Q7"/>
      <style:map style:condition="is-true-formula(msoxl:AND(NOT(ISBLANK(R7)),ISBLANK(Q7)))" style:apply-style-name="cf7" style:base-cell-address="Data_Sheet.Q7"/>
      <style:map style:condition="is-true-formula(msoxl:AND(NOT(ISBLANK(R7)),ISBLANK(Q7)))" style:apply-style-name="cf7" style:base-cell-address="Data_Sheet.Q7"/>
      <style:map style:condition="is-true-formula(msoxl:AND(NOT(ISBLANK(R7)),ISBLANK(Q7)))" style:apply-style-name="cf7" style:base-cell-address="Data_Sheet.Q7"/>
      <style:map style:condition="is-true-formula(msoxl:AND(NOT(ISBLANK(P7)),ISBLANK(Q7)))" style:apply-style-name="cf7" style:base-cell-address="Data_Sheet.Q7"/>
      <style:map style:condition="is-true-formula(msoxl:AND(NOT(ISBLANK(P7)),ISBLANK(Q7)))" style:apply-style-name="cf7" style:base-cell-address="Data_Sheet.Q7"/>
      <style:map style:condition="is-true-formula(msoxl:AND(NOT(ISBLANK(P7)),ISBLANK(Q7)))" style:apply-style-name="cf7" style:base-cell-address="Data_Sheet.Q7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7" style:base-cell-address="Data_Sheet.Q8"/>
      <style:map style:condition="is-true-formula(msoxl:AND(NOT(ISBLANK(R8)),ISBLANK(Q8)))" style:apply-style-name="cf7" style:base-cell-address="Data_Sheet.Q8"/>
      <style:map style:condition="is-true-formula(msoxl:AND(NOT(ISBLANK(R8)),ISBLANK(Q8)))" style:apply-style-name="cf7" style:base-cell-address="Data_Sheet.Q8"/>
      <style:map style:condition="is-true-formula(msoxl:AND(NOT(ISBLANK(R8)),ISBLANK(Q8)))" style:apply-style-name="cf7" style:base-cell-address="Data_Sheet.Q8"/>
      <style:map style:condition="is-true-formula(msoxl:AND(NOT(ISBLANK(P8)),ISBLANK(Q8)))" style:apply-style-name="cf7" style:base-cell-address="Data_Sheet.Q8"/>
      <style:map style:condition="is-true-formula(msoxl:AND(NOT(ISBLANK(P8)),ISBLANK(Q8)))" style:apply-style-name="cf7" style:base-cell-address="Data_Sheet.Q8"/>
      <style:map style:condition="is-true-formula(msoxl:AND(NOT(ISBLANK(P8)),ISBLANK(Q8)))" style:apply-style-name="cf7" style:base-cell-address="Data_Sheet.Q8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Q9)),ISBLANK(P9)))" style:apply-style-name="cf7" style:base-cell-address="Data_Sheet.P9"/>
      <style:map style:condition="is-true-formula(msoxl:AND(NOT(ISBLANK(Q9)),ISBLANK(P9)))" style:apply-style-name="cf7" style:base-cell-address="Data_Sheet.P9"/>
      <style:map style:condition="is-true-formula(msoxl:AND(NOT(ISBLANK(Q9)),ISBLANK(P9)))" style:apply-style-name="cf7" style:base-cell-address="Data_Sheet.P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  <style:map style:condition="is-true-formula(msoxl:AND(NOT(ISBLANK(O5)),ISBLANK(N5)))" style:apply-style-name="cf7" style:base-cell-address="Data_Sheet.N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7" style:base-cell-address="Data_Sheet.M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  <style:map style:condition="is-true-formula(msoxl:AND(NOT(ISBLANK(O4)),ISBLANK(N4)))" style:apply-style-name="cf7" style:base-cell-address="Data_Sheet.N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  <style:map style:condition="is-true-formula(msoxl:AND(NOT(ISBLANK(O6)),ISBLANK(N6)))" style:apply-style-name="cf7" style:base-cell-address="Data_Sheet.N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P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  <style:map style:condition="is-true-formula(msoxl:AND(NOT(ISBLANK(N5)),ISBLANK(O5)))" style:apply-style-name="cf7" style:base-cell-address="Data_Sheet.O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P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  <style:map style:condition="is-true-formula(msoxl:AND(NOT(ISBLANK(N6)),ISBLANK(O6)))" style:apply-style-name="cf7" style:base-cell-address="Data_Sheet.O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7" style:base-cell-address="Data_Sheet.M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P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N4)),ISBLANK(O4)))" style:apply-style-name="cf7" style:base-cell-address="Data_Sheet.O4"/>
      <style:map style:condition="is-true-formula(msoxl:AND(NOT(ISBLANK(N4)),ISBLANK(O4)))" style:apply-style-name="cf7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Q5)),ISBLANK(P5)))" style:apply-style-name="cf7" style:base-cell-address="Data_Sheet.P5"/>
      <style:map style:condition="is-true-formula(msoxl:AND(NOT(ISBLANK(Q5)),ISBLANK(P5)))" style:apply-style-name="cf7" style:base-cell-address="Data_Sheet.P5"/>
      <style:map style:condition="is-true-formula(msoxl:AND(NOT(ISBLANK(Q5)),ISBLANK(P5)))" style:apply-style-name="cf7" style:base-cell-address="Data_Sheet.P5"/>
      <style:map style:condition="is-true-formula(msoxl:AND(NOT(ISBLANK(Q5)),ISBLANK(P5)))" style:apply-style-name="cf7" style:base-cell-address="Data_Sheet.P5"/>
    </style:style>
    <style:style style:name="ce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7" style:base-cell-address="Data_Sheet.Q6"/>
      <style:map style:condition="is-true-formula(msoxl:AND(NOT(ISBLANK(R6)),ISBLANK(Q6)))" style:apply-style-name="cf7" style:base-cell-address="Data_Sheet.Q6"/>
      <style:map style:condition="is-true-formula(msoxl:AND(NOT(ISBLANK(R6)),ISBLANK(Q6)))" style:apply-style-name="cf7" style:base-cell-address="Data_Sheet.Q6"/>
      <style:map style:condition="is-true-formula(msoxl:AND(NOT(ISBLANK(R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  <style:map style:condition="is-true-formula(msoxl:AND(NOT(ISBLANK(P6)),ISBLANK(Q6)))" style:apply-style-name="cf7" style:base-cell-address="Data_Sheet.Q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  <style:map style:condition="is-true-formula(msoxl:AND(NOT(ISBLANK(S6)),ISBLANK(R6)))" style:apply-style-name="cf7" style:base-cell-address="Data_Sheet.R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  <style:map style:condition="is-true-formula(msoxl:AND(NOT(ISBLANK(S5)),ISBLANK(R5)))" style:apply-style-name="cf7" style:base-cell-address="Data_Sheet.R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  <style:map style:condition="is-true-formula(msoxl:AND(NOT(ISBLANK(R6)),ISBLANK(S6)))" style:apply-style-name="cf7" style:base-cell-address="Data_Sheet.S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  <style:map style:condition="is-true-formula(msoxl:AND(NOT(ISBLANK(R5)),ISBLANK(S5)))" style:apply-style-name="cf7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  <style:map style:condition="is-true-formula(msoxl:AND(NOT(ISBLANK(Q4)),ISBLANK(P4)))" style:apply-style-name="cf7" style:base-cell-address="Data_Sheet.P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R5)),ISBLANK(Q5)))" style:apply-style-name="cf7" style:base-cell-address="Data_Sheet.Q5"/>
      <style:map style:condition="is-true-formula(msoxl:AND(NOT(ISBLANK(R5)),ISBLANK(Q5)))" style:apply-style-name="cf7" style:base-cell-address="Data_Sheet.Q5"/>
      <style:map style:condition="is-true-formula(msoxl:AND(NOT(ISBLANK(R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  <style:map style:condition="is-true-formula(msoxl:AND(NOT(ISBLANK(P5)),ISBLANK(Q5)))" style:apply-style-name="cf7" style:base-cell-address="Data_Sheet.Q5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7" style:base-cell-address="Data_Sheet.P4"/>
      <style:map style:condition="is-true-formula(msoxl:AND(NOT(ISBLANK(R4)),ISBLANK(Q4)))" style:apply-style-name="cf7" style:base-cell-address="Data_Sheet.Q4"/>
      <style:map style:condition="is-true-formula(msoxl:AND(NOT(ISBLANK(R4)),ISBLANK(Q4)))" style:apply-style-name="cf7" style:base-cell-address="Data_Sheet.Q4"/>
      <style:map style:condition="is-true-formula(msoxl:AND(NOT(ISBLANK(R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  <style:map style:condition="is-true-formula(msoxl:AND(NOT(ISBLANK(P4)),ISBLANK(Q4)))" style:apply-style-name="cf7" style:base-cell-address="Data_Sheet.Q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Q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  <style:map style:condition="is-true-formula(msoxl:AND(NOT(ISBLANK(S4)),ISBLANK(R4)))" style:apply-style-name="cf7" style:base-cell-address="Data_Sheet.R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7" style:base-cell-address="Data_Sheet.R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T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R4)),ISBLANK(S4)))" style:apply-style-name="cf7" style:base-cell-address="Data_Sheet.S4"/>
      <style:map style:condition="is-true-formula(msoxl:AND(NOT(ISBLANK(R4)),ISBLANK(S4)))" style:apply-style-name="cf7" style:base-cell-address="Data_Sheet.S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  <style:map style:condition="is-true-formula(msoxl:AND(NOT(ISBLANK(R7)),ISBLANK(S7)))" style:apply-style-name="cf7" style:base-cell-address="Data_Sheet.S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7" style:base-cell-address="Data_Sheet.R7"/>
      <style:map style:condition="is-true-formula(msoxl:AND(NOT(ISBLANK(S7)),ISBLANK(R7)))" style:apply-style-name="cf7" style:base-cell-address="Data_Sheet.R7"/>
      <style:map style:condition="is-true-formula(msoxl:AND(NOT(ISBLANK(S7)),ISBLANK(R7)))" style:apply-style-name="cf7" style:base-cell-address="Data_Sheet.R7"/>
      <style:map style:condition="is-true-formula(msoxl:AND(NOT(ISBLANK(S7)),ISBLANK(R7)))" style:apply-style-name="cf7" style:base-cell-address="Data_Sheet.R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  <style:map style:condition="is-true-formula(msoxl:AND(NOT(ISBLANK(R8)),ISBLANK(S8)))" style:apply-style-name="cf7" style:base-cell-address="Data_Sheet.S8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  <style:map style:condition="is-true-formula(msoxl:AND(NOT(ISBLANK(S8)),ISBLANK(R8)))" style:apply-style-name="cf7" style:base-cell-address="Data_Sheet.R8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  <style:map style:condition="is-true-formula(msoxl:AND(NOT(ISBLANK(R9)),ISBLANK(S9)))" style:apply-style-name="cf7" style:base-cell-address="Data_Sheet.S9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  <style:map style:condition="is-true-formula(msoxl:AND(NOT(ISBLANK(S9)),ISBLANK(R9)))" style:apply-style-name="cf7" style:base-cell-address="Data_Sheet.R9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  <style:map style:condition="is-true-formula(msoxl:AND(NOT(ISBLANK(I8)),ISBLANK(H8)))" style:apply-style-name="cf7" style:base-cell-address="Data_Sheet.H8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  <style:map style:condition="is-true-formula(msoxl:AND(NOT(ISBLANK(I7)),ISBLANK(H7)))" style:apply-style-name="cf7" style:base-cell-address="Data_Sheet.H7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  <style:map style:condition="is-true-formula(msoxl:AND(NOT(ISBLANK(I9)),ISBLANK(H9)))" style:apply-style-name="cf7" style:base-cell-address="Data_Sheet.H9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  <style:map style:condition="is-true-formula(msoxl:AND(NOT(ISBLANK(H8)),ISBLANK(I8)))" style:apply-style-name="cf7" style:base-cell-address="Data_Sheet.I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  <style:map style:condition="is-true-formula(msoxl:AND(NOT(ISBLANK(H7)),ISBLANK(I7)))" style:apply-style-name="cf7" style:base-cell-address="Data_Sheet.I7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  <style:map style:condition="is-true-formula(msoxl:AND(NOT(ISBLANK(H9)),ISBLANK(I9)))" style:apply-style-name="cf7" style:base-cell-address="Data_Sheet.I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  <style:map style:condition="is-true-formula(msoxl:AND(NOT(ISBLANK(I5)),ISBLANK(H5)))" style:apply-style-name="cf7" style:base-cell-address="Data_Sheet.H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  <style:map style:condition="is-true-formula(msoxl:AND(NOT(ISBLANK(I6)),ISBLANK(H6)))" style:apply-style-name="cf7" style:base-cell-address="Data_Sheet.H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7" style:base-cell-address="Data_Sheet.G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  <style:map style:condition="is-true-formula(msoxl:AND(NOT(ISBLANK(I4)),ISBLANK(H4)))" style:apply-style-name="cf7" style:base-cell-address="Data_Sheet.H4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J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  <style:map style:condition="is-true-formula(msoxl:AND(NOT(ISBLANK(H6)),ISBLANK(I6)))" style:apply-style-name="cf7" style:base-cell-address="Data_Sheet.I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7" style:base-cell-address="Data_Sheet.G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J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H4)),ISBLANK(I4)))" style:apply-style-name="cf7" style:base-cell-address="Data_Sheet.I4"/>
      <style:map style:condition="is-true-formula(msoxl:AND(NOT(ISBLANK(H4)),ISBLANK(I4)))" style:apply-style-name="cf7" style:base-cell-address="Data_Sheet.I4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J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  <style:map style:condition="is-true-formula(msoxl:AND(NOT(ISBLANK(H5)),ISBLANK(I5)))" style:apply-style-name="cf7" style:base-cell-address="Data_Sheet.I5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  <style:map style:condition="is-true-formula(msoxl:AND(NOT(ISBLANK(K5)),ISBLANK(J5)))" style:apply-style-name="cf7" style:base-cell-address="Data_Sheet.J5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  <style:map style:condition="is-true-formula(msoxl:AND(NOT(ISBLANK(K4)),ISBLANK(J4)))" style:apply-style-name="cf7" style:base-cell-address="Data_Sheet.J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  <style:map style:condition="is-true-formula(msoxl:AND(NOT(ISBLANK(K6)),ISBLANK(J6)))" style:apply-style-name="cf7" style:base-cell-address="Data_Sheet.J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L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  <style:map style:condition="is-true-formula(msoxl:AND(NOT(ISBLANK(J5)),ISBLANK(K5)))" style:apply-style-name="cf7" style:base-cell-address="Data_Sheet.K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L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  <style:map style:condition="is-true-formula(msoxl:AND(NOT(ISBLANK(J6)),ISBLANK(K6)))" style:apply-style-name="cf7" style:base-cell-address="Data_Sheet.K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L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J4)),ISBLANK(K4)))" style:apply-style-name="cf7" style:base-cell-address="Data_Sheet.K4"/>
      <style:map style:condition="is-true-formula(msoxl:AND(NOT(ISBLANK(J4)),ISBLANK(K4)))" style:apply-style-name="cf7" style:base-cell-address="Data_Sheet.K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  <style:map style:condition="is-true-formula(msoxl:AND(NOT(ISBLANK(K9)),ISBLANK(J9)))" style:apply-style-name="cf7" style:base-cell-address="Data_Sheet.J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  <style:map style:condition="is-true-formula(msoxl:AND(NOT(ISBLANK(K8)),ISBLANK(J8)))" style:apply-style-name="cf7" style:base-cell-address="Data_Sheet.J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  <style:map style:condition="is-true-formula(msoxl:AND(NOT(ISBLANK(K7)),ISBLANK(J7)))" style:apply-style-name="cf7" style:base-cell-address="Data_Sheet.J7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  <style:map style:condition="is-true-formula(msoxl:AND(NOT(ISBLANK(J8)),ISBLANK(K8)))" style:apply-style-name="cf7" style:base-cell-address="Data_Sheet.K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  <style:map style:condition="is-true-formula(msoxl:AND(NOT(ISBLANK(J9)),ISBLANK(K9)))" style:apply-style-name="cf7" style:base-cell-address="Data_Sheet.K9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  <style:map style:condition="is-true-formula(msoxl:AND(NOT(ISBLANK(J7)),ISBLANK(K7)))" style:apply-style-name="cf7" style:base-cell-address="Data_Sheet.K7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  <style:map style:condition="is-true-formula(msoxl:AND(NOT(ISBLANK(M5)),ISBLANK(L5)))" style:apply-style-name="cf7" style:base-cell-address="Data_Sheet.L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7" style:base-cell-address="Data_Sheet.J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  <style:map style:condition="is-true-formula(msoxl:AND(NOT(ISBLANK(M4)),ISBLANK(L4)))" style:apply-style-name="cf7" style:base-cell-address="Data_Sheet.L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  <style:map style:condition="is-true-formula(msoxl:AND(NOT(ISBLANK(M6)),ISBLANK(L6)))" style:apply-style-name="cf7" style:base-cell-address="Data_Sheet.L6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N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  <style:map style:condition="is-true-formula(msoxl:AND(NOT(ISBLANK(L5)),ISBLANK(M5)))" style:apply-style-name="cf7" style:base-cell-address="Data_Sheet.M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N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L4)),ISBLANK(M4)))" style:apply-style-name="cf7" style:base-cell-address="Data_Sheet.M4"/>
      <style:map style:condition="is-true-formula(msoxl:AND(NOT(ISBLANK(L4)),ISBLANK(M4)))" style:apply-style-name="cf7" style:base-cell-address="Data_Sheet.M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N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  <style:map style:condition="is-true-formula(msoxl:AND(NOT(ISBLANK(L6)),ISBLANK(M6)))" style:apply-style-name="cf7" style:base-cell-address="Data_Sheet.M6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  <style:map style:condition="is-true-formula(msoxl:AND(NOT(ISBLANK(M8)),ISBLANK(L8)))" style:apply-style-name="cf7" style:base-cell-address="Data_Sheet.L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  <style:map style:condition="is-true-formula(msoxl:AND(NOT(ISBLANK(M7)),ISBLANK(L7)))" style:apply-style-name="cf7" style:base-cell-address="Data_Sheet.L7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  <style:map style:condition="is-true-formula(msoxl:AND(NOT(ISBLANK(M9)),ISBLANK(L9)))" style:apply-style-name="cf7" style:base-cell-address="Data_Sheet.L9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  <style:map style:condition="is-true-formula(msoxl:AND(NOT(ISBLANK(L8)),ISBLANK(M8)))" style:apply-style-name="cf7" style:base-cell-address="Data_Sheet.M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  <style:map style:condition="is-true-formula(msoxl:AND(NOT(ISBLANK(L7)),ISBLANK(M7)))" style:apply-style-name="cf7" style:base-cell-address="Data_Sheet.M7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  <style:map style:condition="is-true-formula(msoxl:AND(NOT(ISBLANK(L9)),ISBLANK(M9)))" style:apply-style-name="cf7" style:base-cell-address="Data_Sheet.M9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  <style:map style:condition="is-true-formula(msoxl:AND(NOT(ISBLANK(U6)),ISBLANK(T6)))" style:apply-style-name="cf7" style:base-cell-address="Data_Sheet.T6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  <style:map style:condition="is-true-formula(msoxl:AND(NOT(ISBLANK(U9)),ISBLANK(T9)))" style:apply-style-name="cf7" style:base-cell-address="Data_Sheet.T9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7" style:base-cell-address="Data_Sheet.T7"/>
      <style:map style:condition="is-true-formula(msoxl:AND(NOT(ISBLANK(U7)),ISBLANK(T7)))" style:apply-style-name="cf7" style:base-cell-address="Data_Sheet.T7"/>
      <style:map style:condition="is-true-formula(msoxl:AND(NOT(ISBLANK(U7)),ISBLANK(T7)))" style:apply-style-name="cf7" style:base-cell-address="Data_Sheet.T7"/>
      <style:map style:condition="is-true-formula(msoxl:AND(NOT(ISBLANK(U7)),ISBLANK(T7)))" style:apply-style-name="cf7" style:base-cell-address="Data_Sheet.T7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  <style:map style:condition="is-true-formula(msoxl:AND(NOT(ISBLANK(U8)),ISBLANK(T8)))" style:apply-style-name="cf7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  <style:map style:condition="is-true-formula(msoxl:AND(NOT(ISBLANK(T9)),ISBLANK(U9)))" style:apply-style-name="cf7" style:base-cell-address="Data_Sheet.U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  <style:map style:condition="is-true-formula(msoxl:AND(NOT(ISBLANK(T8)),ISBLANK(U8)))" style:apply-style-name="cf7" style:base-cell-address="Data_Sheet.U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  <style:map style:condition="is-true-formula(msoxl:AND(NOT(ISBLANK(U5)),ISBLANK(T5)))" style:apply-style-name="cf7" style:base-cell-address="Data_Sheet.T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  <style:map style:condition="is-true-formula(msoxl:AND(NOT(ISBLANK(U4)),ISBLANK(T4)))" style:apply-style-name="cf7" style:base-cell-address="Data_Sheet.T4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  <style:map style:condition="is-true-formula(msoxl:AND(NOT(ISBLANK(T4)),ISBLANK(U4)))" style:apply-style-name="cf7" style:base-cell-address="Data_Sheet.U4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  <style:map style:condition="is-true-formula(msoxl:AND(NOT(ISBLANK(T5)),ISBLANK(U5)))" style:apply-style-name="cf7" style:base-cell-address="Data_Sheet.U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  <style:map style:condition="is-true-formula(msoxl:AND(NOT(ISBLANK(W4)),ISBLANK(V4)))" style:apply-style-name="cf7" style:base-cell-address="Data_Sheet.V4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  <style:map style:condition="is-true-formula(msoxl:AND(NOT(ISBLANK(W5)),ISBLANK(V5)))" style:apply-style-name="cf7" style:base-cell-address="Data_Sheet.V5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  <style:map style:condition="is-true-formula(msoxl:AND(NOT(ISBLANK(T6)),ISBLANK(U6)))" style:apply-style-name="cf7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  <style:map style:condition="is-true-formula(msoxl:AND(NOT(ISBLANK(V6)),ISBLANK(W6)))" style:apply-style-name="cf7" style:base-cell-address="Data_Sheet.W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  <style:map style:condition="is-true-formula(msoxl:AND(NOT(ISBLANK(X6)),ISBLANK(Y6)))" style:apply-style-name="cf7" style:base-cell-address="Data_Sheet.Y6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  <style:map style:condition="is-true-formula(msoxl:AND(NOT(ISBLANK(W6)),ISBLANK(V6)))" style:apply-style-name="cf7" style:base-cell-address="Data_Sheet.V6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  <style:map style:condition="is-true-formula(msoxl:AND(NOT(ISBLANK(V7)),ISBLANK(W7)))" style:apply-style-name="cf7" style:base-cell-address="Data_Sheet.W7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  <style:map style:condition="is-true-formula(msoxl:AND(NOT(ISBLANK(T7)),ISBLANK(U7)))" style:apply-style-name="cf7" style:base-cell-address="Data_Sheet.U7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  <style:map style:condition="is-true-formula(msoxl:AND(NOT(ISBLANK(X7)),ISBLANK(Y7)))" style:apply-style-name="cf7" style:base-cell-address="Data_Sheet.Y7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  <style:map style:condition="is-true-formula(msoxl:AND(NOT(ISBLANK(Y6)),ISBLANK(X6)))" style:apply-style-name="cf7" style:base-cell-address="Data_Sheet.X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  <style:map style:condition="is-true-formula(msoxl:AND(NOT(ISBLANK(Y7)),ISBLANK(X7)))" style:apply-style-name="cf7" style:base-cell-address="Data_Sheet.X7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  <style:map style:condition="is-true-formula(msoxl:AND(NOT(ISBLANK(W7)),ISBLANK(V7)))" style:apply-style-name="cf7" style:base-cell-address="Data_Sheet.V7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  <style:map style:condition="is-true-formula(msoxl:AND(NOT(ISBLANK(V8)),ISBLANK(W8)))" style:apply-style-name="cf7" style:base-cell-address="Data_Sheet.W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  <style:map style:condition="is-true-formula(msoxl:AND(NOT(ISBLANK(W8)),ISBLANK(V8)))" style:apply-style-name="cf7" style:base-cell-address="Data_Sheet.V8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  <style:map style:condition="is-true-formula(msoxl:AND(NOT(ISBLANK(W9)),ISBLANK(V9)))" style:apply-style-name="cf7" style:base-cell-address="Data_Sheet.V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  <style:map style:condition="is-true-formula(msoxl:AND(NOT(ISBLANK(V9)),ISBLANK(W9)))" style:apply-style-name="cf7" style:base-cell-address="Data_Sheet.W9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  <style:map style:condition="is-true-formula(msoxl:AND(NOT(ISBLANK(X8)),ISBLANK(Y8)))" style:apply-style-name="cf7" style:base-cell-address="Data_Sheet.Y8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  <style:map style:condition="is-true-formula(msoxl:AND(NOT(ISBLANK(X9)),ISBLANK(Y9)))" style:apply-style-name="cf7" style:base-cell-address="Data_Sheet.Y9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  <style:map style:condition="is-true-formula(msoxl:AND(NOT(ISBLANK(Y8)),ISBLANK(X8)))" style:apply-style-name="cf7" style:base-cell-address="Data_Sheet.X8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  <style:map style:condition="is-true-formula(msoxl:AND(NOT(ISBLANK(Y9)),ISBLANK(X9)))" style:apply-style-name="cf7" style:base-cell-address="Data_Sheet.X9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  <style:map style:condition="is-true-formula(msoxl:AND(NOT(ISBLANK(V5)),ISBLANK(W5)))" style:apply-style-name="cf7" style:base-cell-address="Data_Sheet.W5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  <style:map style:condition="is-true-formula(msoxl:AND(NOT(ISBLANK(V4)),ISBLANK(W4)))" style:apply-style-name="cf7" style:base-cell-address="Data_Sheet.W4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  <style:map style:condition="is-true-formula(msoxl:AND(NOT(ISBLANK(Y4)),ISBLANK(X4)))" style:apply-style-name="cf7" style:base-cell-address="Data_Sheet.X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  <style:map style:condition="is-true-formula(msoxl:AND(NOT(ISBLANK(X4)),ISBLANK(Y4)))" style:apply-style-name="cf7" style:base-cell-address="Data_Sheet.Y4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  <style:map style:condition="is-true-formula(msoxl:AND(NOT(ISBLANK(X5)),ISBLANK(Y5)))" style:apply-style-name="cf7" style:base-cell-address="Data_Sheet.Y5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  <style:map style:condition="is-true-formula(msoxl:AND(NOT(ISBLANK(Y5)),ISBLANK(X5)))" style:apply-style-name="cf7" style:base-cell-address="Data_Sheet.X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Y4)),ISBLANK(Z4)))" style:apply-style-name="cf7" style:base-cell-address="Data_Sheet.Z4"/>
      <style:map style:condition="is-true-formula(msoxl:AND(NOT(ISBLANK(AA4)),ISBLANK(Z4)))" style:apply-style-name="cf7" style:base-cell-address="Data_Sheet.Z4"/>
      <style:map style:condition="is-true-formula(msoxl:AND(NOT(ISBLANK(AA4)),ISBLANK(Z4)))" style:apply-style-name="cf7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  <style:map style:condition="is-true-formula(msoxl:AND(NOT(ISBLANK(AB4)),ISBLANK(AC4)))" style:apply-style-name="cf7" style:base-cell-address="Data_Sheet.AC4"/>
    </style:style>
    <style:style style:name="ce15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7" style:base-cell-address="Data_Sheet.Z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  <style:map style:condition="is-true-formula(msoxl:AND(NOT(ISBLANK(Z4)),ISBLANK(AA4)))" style:apply-style-name="cf7" style:base-cell-address="Data_Sheet.AA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7" style:base-cell-address="Data_Sheet.Z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A4)),ISBLANK(AB4)))" style:apply-style-name="cf7" style:base-cell-address="Data_Sheet.AB4"/>
      <style:map style:condition="is-true-formula(msoxl:AND(NOT(ISBLANK(AC4)),ISBLANK(AB4)))" style:apply-style-name="cf7" style:base-cell-address="Data_Sheet.AB4"/>
      <style:map style:condition="is-true-formula(msoxl:AND(NOT(ISBLANK(AC4)),ISBLANK(AB4)))" style:apply-style-name="cf7" style:base-cell-address="Data_Sheet.AB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Y5)),ISBLANK(Z5)))" style:apply-style-name="cf7" style:base-cell-address="Data_Sheet.Z5"/>
      <style:map style:condition="is-true-formula(msoxl:AND(NOT(ISBLANK(AA5)),ISBLANK(Z5)))" style:apply-style-name="cf7" style:base-cell-address="Data_Sheet.Z5"/>
    </style:style>
    <style:style style:name="ce16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7" style:base-cell-address="Data_Sheet.Z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  <style:map style:condition="is-true-formula(msoxl:AND(NOT(ISBLANK(Z8)),ISBLANK(AA8)))" style:apply-style-name="cf7" style:base-cell-address="Data_Sheet.AA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7" style:base-cell-address="Data_Sheet.Z8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  <style:map style:condition="is-true-formula(msoxl:AND(NOT(ISBLANK(Y9)),ISBLANK(Z9)))" style:apply-style-name="cf7" style:base-cell-address="Data_Sheet.Z9"/>
    </style:style>
    <style:style style:name="ce16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7" style:base-cell-address="Data_Sheet.AA4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  <style:map style:condition="is-true-formula(msoxl:AND(NOT(ISBLANK(Z6)),ISBLANK(AA6)))" style:apply-style-name="cf7" style:base-cell-address="Data_Sheet.AA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  <style:map style:condition="is-true-formula(msoxl:AND(NOT(ISBLANK(Z5)),ISBLANK(AA5)))" style:apply-style-name="cf7" style:base-cell-address="Data_Sheet.AA5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7" style:base-cell-address="Data_Sheet.AA6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  <style:map style:condition="is-true-formula(msoxl:AND(NOT(ISBLANK(Z7)),ISBLANK(AA7)))" style:apply-style-name="cf7" style:base-cell-address="Data_Sheet.AA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7" style:base-cell-address="Data_Sheet.AC4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  <style:map style:condition="is-true-formula(msoxl:AND(NOT(ISBLANK(AB5)),ISBLANK(AC5)))" style:apply-style-name="cf7" style:base-cell-address="Data_Sheet.AC5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A5)),ISBLANK(AB5)))" style:apply-style-name="cf7" style:base-cell-address="Data_Sheet.AB5"/>
      <style:map style:condition="is-true-formula(msoxl:AND(NOT(ISBLANK(AC5)),ISBLANK(AB5)))" style:apply-style-name="cf7" style:base-cell-address="Data_Sheet.AB5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  <style:map style:condition="is-true-formula(msoxl:AND(NOT(ISBLANK(AB6)),ISBLANK(AC6)))" style:apply-style-name="cf7" style:base-cell-address="Data_Sheet.AC6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7" style:base-cell-address="Data_Sheet.AC6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  <style:map style:condition="is-true-formula(msoxl:AND(NOT(ISBLANK(AB7)),ISBLANK(AC7)))" style:apply-style-name="cf7" style:base-cell-address="Data_Sheet.AC7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  <style:map style:condition="is-true-formula(msoxl:AND(NOT(ISBLANK(AB8)),ISBLANK(AC8)))" style:apply-style-name="cf7" style:base-cell-address="Data_Sheet.AC8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7" style:base-cell-address="Data_Sheet.Z8"/>
      <style:map style:condition="is-true-formula(msoxl:AND(NOT(ISBLANK(Y9)),ISBLANK(Z9)))" style:apply-style-name="cf7" style:base-cell-address="Data_Sheet.Z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  <style:map style:condition="is-true-formula(msoxl:AND(NOT(ISBLANK(AA9)),ISBLANK(AB9)))" style:apply-style-name="cf7" style:base-cell-address="Data_Sheet.AB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5">
            <text:p>Organisation name</text:p>
          </table:table-cell>
          <table:table-cell office:value-type="string" table:number-columns-spanned="1" table:number-rows-spanned="3" table:content-validation-name="val2" table:style-name="ce15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5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5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5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5">
            <text:p>Admin officers/admin assistants</text:p>
          </table:table-cell>
          <table:covered-table-cell/>
          <table:table-cell office:value-type="string" table:number-columns-spanned="2" table:number-rows-spanned="1" table:style-name="ce15">
            <text:p>Executive Officers</text:p>
          </table:table-cell>
          <table:covered-table-cell/>
          <table:table-cell office:value-type="string" table:number-columns-spanned="2" table:number-rows-spanned="1" table:style-name="ce15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5">
            <text:p>Grade 6/7</text:p>
          </table:table-cell>
          <table:covered-table-cell/>
          <table:table-cell office:value-type="string" table:number-columns-spanned="2" table:number-rows-spanned="1" table:style-name="ce15">
            <text:p>Senior Civil Service</text:p>
          </table:table-cell>
          <table:covered-table-cell/>
          <table:table-cell office:value-type="string" table:number-columns-spanned="2" table:number-rows-spanned="1" table:style-name="ce1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6">
            <text:p>Interim managers</text:p>
          </table:table-cell>
          <table:covered-table-cell/>
          <table:table-cell office:value-type="string" table:number-columns-spanned="2" table:number-rows-spanned="1" table:style-name="ce16">
            <text:p>Specialist Contractors</text:p>
          </table:table-cell>
          <table:covered-table-cell/>
          <table:table-cell office:value-type="string" table:number-columns-spanned="2" table:number-rows-spanned="1" table:style-name="ce16">
            <text:p>Consultants/consultancy</text:p>
          </table:table-cell>
          <table:covered-table-cell/>
          <table:table-cell office:value-type="string" table:number-columns-spanned="2" table:number-rows-spanned="1" table:style-name="ce1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5">
            <text:p>Salary</text:p>
          </table:table-cell>
          <table:table-cell office:value-type="string" table:number-columns-spanned="1" table:number-rows-spanned="2" table:style-name="ce15">
            <text:p>Allowances</text:p>
          </table:table-cell>
          <table:table-cell office:value-type="string" table:number-columns-spanned="1" table:number-rows-spanned="2" table:style-name="ce15">
            <text:p>Non-consolidated performance payments</text:p>
          </table:table-cell>
          <table:table-cell office:value-type="string" table:number-columns-spanned="1" table:number-rows-spanned="2" table:style-name="ce15">
            <text:p>Overtime</text:p>
          </table:table-cell>
          <table:table-cell office:value-type="string" table:number-columns-spanned="1" table:number-rows-spanned="2" table:style-name="ce15">
            <text:p>Employer pension contributions</text:p>
          </table:table-cell>
          <table:table-cell office:value-type="string" table:number-columns-spanned="1" table:number-rows-spanned="2" table:style-name="ce15">
            <text:p>Employer national insurance contributions</text:p>
          </table:table-cell>
          <table:table-cell office:value-type="string" table:number-columns-spanned="1" table:number-rows-spanned="2" table:style-name="ce15">
            <text:p>Total paybill for payroll staff</text:p>
          </table:table-cell>
          <table:table-cell office:value-type="string" table:number-columns-spanned="1" table:number-rows-spanned="2" table:style-name="ce15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5">
            <text:p>Total cost of consultants/</text:p>
            <text:p>consultancy</text:p>
          </table:table-cell>
          <table:table-cell office:value-type="string" table:number-columns-spanned="1" table:number-rows-spanned="2" table:style-name="ce15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7647" table:style-name="ce29">
            <text:p>7647</text:p>
          </table:table-cell>
          <table:table-cell office:value-type="float" office:value="6879.92" table:style-name="ce32">
            <text:p>6879.92</text:p>
          </table:table-cell>
          <table:table-cell office:value-type="float" office:value="11612" table:style-name="ce42">
            <text:p>11612</text:p>
          </table:table-cell>
          <table:table-cell office:value-type="float" office:value="10769.9" table:style-name="ce45">
            <text:p>10769.9</text:p>
          </table:table-cell>
          <table:table-cell office:value-type="float" office:value="6162" table:style-name="ce92">
            <text:p>6162</text:p>
          </table:table-cell>
          <table:table-cell office:value-type="float" office:value="5935.04" table:style-name="ce94">
            <text:p>5935.04</text:p>
          </table:table-cell>
          <table:table-cell office:value-type="float" office:value="2004" table:style-name="ce97">
            <text:p>2004</text:p>
          </table:table-cell>
          <table:table-cell office:value-type="float" office:value="1953.62" table:style-name="ce101">
            <text:p>1953.62</text:p>
          </table:table-cell>
          <table:table-cell office:value-type="float" office:value="210" table:style-name="ce109">
            <text:p>210</text:p>
          </table:table-cell>
          <table:table-cell office:value-type="float" office:value="207.91" table:style-name="ce112">
            <text:p>207.9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7635" table:content-validation-name="val2" table:style-name="ce73">
            <text:p>27,635</text:p>
          </table:table-cell>
          <table:table-cell office:value-type="float" office:value="25746.39" table:content-validation-name="val2" table:style-name="ce75">
            <text:p>25,746</text:p>
          </table:table-cell>
          <table:table-cell office:value-type="float" office:value="1834" table:style-name="ce76">
            <text:p>1834</text:p>
          </table:table-cell>
          <table:table-cell office:value-type="float" office:value="1444.64" table:style-name="ce77">
            <text:p>1444.64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1834" table:style-name="ce156">
            <text:p>1,834</text:p>
          </table:table-cell>
          <table:table-cell office:value-type="float" office:value="1444.64" table:style-name="ce158">
            <text:p>1,444.64</text:p>
          </table:table-cell>
          <table:table-cell office:value-type="float" office:value="29469" table:content-validation-name="val2" table:style-name="ce159">
            <text:p>29,469</text:p>
          </table:table-cell>
          <table:table-cell office:value-type="float" office:value="27191.03" table:content-validation-name="val2" table:style-name="ce157">
            <text:p>27,191</text:p>
          </table:table-cell>
          <table:table-cell office:value-type="currency" office:value="63948957.419999994" table:content-validation-name="val1" table:style-name="ce10">
            <text:p>£63,948,957.42</text:p>
          </table:table-cell>
          <table:table-cell office:value-type="currency" office:value="8467298.0299999975" table:content-validation-name="val1" table:style-name="ce10">
            <text:p>£8,467,298.03</text:p>
          </table:table-cell>
          <table:table-cell office:value-type="currency" office:value="159899.89000000001" table:content-validation-name="val1" table:style-name="ce10">
            <text:p>£159,899.89</text:p>
          </table:table-cell>
          <table:table-cell office:value-type="currency" office:value="782998.91" table:content-validation-name="val1" table:style-name="ce10">
            <text:p>£782,998.91</text:p>
          </table:table-cell>
          <table:table-cell office:value-type="currency" office:value="14670218.739999998" table:content-validation-name="val1" table:style-name="ce10">
            <text:p>£14,670,218.74</text:p>
          </table:table-cell>
          <table:table-cell office:value-type="currency" office:value="7459081.3399999999" table:content-validation-name="val1" table:style-name="ce10">
            <text:p>£7,459,081.34</text:p>
          </table:table-cell>
          <table:table-cell office:value-type="currency" office:value="95488454.329999983" table:style-name="ce11">
            <text:p>£95,488,454.33</text:p>
          </table:table-cell>
          <table:table-cell office:value-type="currency" office:value="4882980.58" table:content-validation-name="val1" table:style-name="ce12">
            <text:p>£4,882,980.58</text:p>
          </table:table-cell>
          <table:table-cell office:value-type="currency" office:value="849943.21999999986" table:content-validation-name="val1" table:style-name="ce12">
            <text:p>£849,943.22</text:p>
          </table:table-cell>
          <table:table-cell office:value-type="currency" office:value="5732923.7999999998" table:style-name="ce11">
            <text:p>£5,732,923.80</text:p>
          </table:table-cell>
          <table:table-cell office:value-type="currency" office:value="101221378.12999998" table:style-name="ce13">
            <text:p>£101,221,378.13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374" table:style-name="ce28">
            <text:p>374</text:p>
          </table:table-cell>
          <table:table-cell office:value-type="float" office:value="307.62" table:style-name="ce31">
            <text:p>307.62</text:p>
          </table:table-cell>
          <table:table-cell office:value-type="float" office:value="242" table:style-name="ce41">
            <text:p>242</text:p>
          </table:table-cell>
          <table:table-cell office:value-type="float" office:value="224.55" table:style-name="ce43">
            <text:p>224.55</text:p>
          </table:table-cell>
          <table:table-cell office:value-type="float" office:value="291" table:style-name="ce90">
            <text:p>291</text:p>
          </table:table-cell>
          <table:table-cell office:value-type="float" office:value="279.31" table:style-name="ce95">
            <text:p>279.31</text:p>
          </table:table-cell>
          <table:table-cell office:value-type="float" office:value="39" table:style-name="ce96">
            <text:p>39</text:p>
          </table:table-cell>
          <table:table-cell office:value-type="float" office:value="38.47" table:style-name="ce99">
            <text:p>38.47</text:p>
          </table:table-cell>
          <table:table-cell office:value-type="float" office:value="6" table:style-name="ce108">
            <text:p>6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61">
            <text:p>6</text:p>
          </table:table-cell>
          <table:table-cell office:value-type="float" office:value="0.83" table:style-name="ce64">
            <text:p>0.83</text:p>
          </table:table-cell>
          <table:table-cell office:value-type="float" office:value="958" table:content-validation-name="val2" table:style-name="ce67">
            <text:p>958</text:p>
          </table:table-cell>
          <table:table-cell office:value-type="float" office:value="856.78000000000009" table:content-validation-name="val2" table:style-name="ce74">
            <text:p>857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11" table:style-name="ce131">
            <text:p>11</text:p>
          </table:table-cell>
          <table:table-cell office:value-type="float" office:value="11" table:style-name="ce150">
            <text:p>11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11" table:style-name="ce160">
            <text:p>11</text:p>
          </table:table-cell>
          <table:table-cell office:value-type="float" office:value="11" table:style-name="ce164">
            <text:p>11</text:p>
          </table:table-cell>
          <table:table-cell office:value-type="float" office:value="969" table:content-validation-name="val2" table:style-name="ce167">
            <text:p>969</text:p>
          </table:table-cell>
          <table:table-cell office:value-type="float" office:value="867.78000000000009" table:content-validation-name="val2" table:style-name="ce166">
            <text:p>868</text:p>
          </table:table-cell>
          <table:table-cell office:value-type="currency" office:value="1858007.6700000027" table:content-validation-name="val1" table:style-name="ce10">
            <text:p>£1,858,007.67</text:p>
          </table:table-cell>
          <table:table-cell office:value-type="currency" office:value="5396.1500000000024" table:content-validation-name="val1" table:style-name="ce10">
            <text:p>£5,396.15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62238.909999999974" table:content-validation-name="val1" table:style-name="ce10">
            <text:p>£62,238.91</text:p>
          </table:table-cell>
          <table:table-cell office:value-type="currency" office:value="373232.20000000263" table:content-validation-name="val1" table:style-name="ce10">
            <text:p>£373,232.20</text:p>
          </table:table-cell>
          <table:table-cell office:value-type="currency" office:value="178561.25999999954" table:content-validation-name="val1" table:style-name="ce10">
            <text:p>£178,561.26</text:p>
          </table:table-cell>
          <table:table-cell office:value-type="currency" office:value="2477436.1900000051" table:style-name="ce11">
            <text:p>£2,477,436.19</text:p>
          </table:table-cell>
          <table:table-cell office:value-type="currency" office:value="269764" table:content-validation-name="val1" table:style-name="ce12">
            <text:p>£269,764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69764" table:style-name="ce11">
            <text:p>£269,764.00</text:p>
          </table:table-cell>
          <table:table-cell office:value-type="currency" office:value="2747200.1900000051" table:style-name="ce13">
            <text:p>£2,747,200.19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214" table:style-name="ce30">
            <text:p>214</text:p>
          </table:table-cell>
          <table:table-cell office:value-type="float" office:value="211.93" table:style-name="ce33">
            <text:p>211.93</text:p>
          </table:table-cell>
          <table:table-cell office:value-type="float" office:value="444" table:style-name="ce40">
            <text:p>444</text:p>
          </table:table-cell>
          <table:table-cell office:value-type="float" office:value="433.96" table:style-name="ce44">
            <text:p>433.96</text:p>
          </table:table-cell>
          <table:table-cell office:value-type="float" office:value="219" table:style-name="ce91">
            <text:p>219</text:p>
          </table:table-cell>
          <table:table-cell office:value-type="float" office:value="215.07" table:style-name="ce93">
            <text:p>215.07</text:p>
          </table:table-cell>
          <table:table-cell office:value-type="float" office:value="43" table:style-name="ce98">
            <text:p>43</text:p>
          </table:table-cell>
          <table:table-cell office:value-type="float" office:value="43" table:style-name="ce100">
            <text:p>43</text:p>
          </table:table-cell>
          <table:table-cell office:value-type="float" office:value="6" table:style-name="ce110">
            <text:p>6</text:p>
          </table:table-cell>
          <table:table-cell office:value-type="float" office:value="6" table:style-name="ce113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926" table:content-validation-name="val2" table:style-name="ce67">
            <text:p>926</text:p>
          </table:table-cell>
          <table:table-cell office:value-type="float" office:value="909.96" table:content-validation-name="val2" table:style-name="ce68">
            <text:p>910</text:p>
          </table:table-cell>
          <table:table-cell office:value-type="float" office:value="92" table:style-name="ce69">
            <text:p>92</text:p>
          </table:table-cell>
          <table:table-cell office:value-type="float" office:value="91.65" table:style-name="ce71">
            <text:p>91.65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5" table:style-name="ce135">
            <text:p>5</text:p>
          </table:table-cell>
          <table:table-cell office:value-type="float" office:value="5" table:style-name="ce133">
            <text:p>5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97" table:style-name="ce160">
            <text:p>97</text:p>
          </table:table-cell>
          <table:table-cell office:value-type="float" office:value="96.65" table:style-name="ce163">
            <text:p>96.65</text:p>
          </table:table-cell>
          <table:table-cell office:value-type="float" office:value="1023" table:content-validation-name="val2" table:style-name="ce167">
            <text:p>1,023</text:p>
          </table:table-cell>
          <table:table-cell office:value-type="float" office:value="1006.61" table:content-validation-name="val2" table:style-name="ce168">
            <text:p>1,007</text:p>
          </table:table-cell>
          <table:table-cell office:value-type="currency" office:value="2534351.2599999998" table:content-validation-name="val1" table:style-name="ce10">
            <text:p>£2,534,351.26</text:p>
          </table:table-cell>
          <table:table-cell office:value-type="currency" office:value="114108.81999999999" table:content-validation-name="val1" table:style-name="ce10">
            <text:p>£114,108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3282" table:content-validation-name="val1" table:style-name="ce10">
            <text:p>£33,282.00</text:p>
          </table:table-cell>
          <table:table-cell office:value-type="currency" office:value="514437.56" table:content-validation-name="val1" table:style-name="ce10">
            <text:p>£514,437.56</text:p>
          </table:table-cell>
          <table:table-cell office:value-type="currency" office:value="280129.40999999997" table:content-validation-name="val1" table:style-name="ce10">
            <text:p>£280,129.41</text:p>
          </table:table-cell>
          <table:table-cell office:value-type="currency" office:value="3476309.05" table:style-name="ce11">
            <text:p>£3,476,309.05</text:p>
          </table:table-cell>
          <table:table-cell office:value-type="currency" office:value="416540" table:content-validation-name="val1" table:style-name="ce12">
            <text:p>£416,54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16540" table:style-name="ce11">
            <text:p>£416,540.00</text:p>
          </table:table-cell>
          <table:table-cell office:value-type="currency" office:value="3892849.05" table:style-name="ce13">
            <text:p>£3,892,849.0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6.17" table:style-name="ce38">
            <text:p>6.17</text:p>
          </table:table-cell>
          <table:table-cell office:value-type="float" office:value="6" table:style-name="ce48">
            <text:p>6</text:p>
          </table:table-cell>
          <table:table-cell office:value-type="float" office:value="5.4" table:style-name="ce51">
            <text:p>5.4</text:p>
          </table:table-cell>
          <table:table-cell office:value-type="float" office:value="40" table:style-name="ce85">
            <text:p>40</text:p>
          </table:table-cell>
          <table:table-cell office:value-type="float" office:value="39.799999999999997" table:style-name="ce88">
            <text:p>39.8</text:p>
          </table:table-cell>
          <table:table-cell office:value-type="float" office:value="1" table:style-name="ce104">
            <text:p>1</text:p>
          </table:table-cell>
          <table:table-cell office:value-type="float" office:value="1" table:style-name="ce107">
            <text:p>1</text:p>
          </table:table-cell>
          <table:table-cell office:value-type="float" office:value="1" table:style-name="ce115">
            <text:p>1</text:p>
          </table:table-cell>
          <table:table-cell office:value-type="float" office:value="0.8" table:style-name="ce118">
            <text:p>0.8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56" table:content-validation-name="val2" table:style-name="ce67">
            <text:p>56</text:p>
          </table:table-cell>
          <table:table-cell office:value-type="float" office:value="53.169999999999995" table:content-validation-name="val2" table:style-name="ce58">
            <text:p>53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56" table:content-validation-name="val2" table:style-name="ce167">
            <text:p>56</text:p>
          </table:table-cell>
          <table:table-cell office:value-type="float" office:value="53.169999999999995" table:content-validation-name="val2" table:style-name="ce169">
            <text:p>53</text:p>
          </table:table-cell>
          <table:table-cell office:value-type="currency" office:value="156199.24" table:content-validation-name="val1" table:style-name="ce10">
            <text:p>£156,199.24</text:p>
          </table:table-cell>
          <table:table-cell office:value-type="currency" office:value="2244.94" table:content-validation-name="val1" table:style-name="ce10">
            <text:p>£2,244.94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600.7" table:content-validation-name="val1" table:style-name="ce10">
            <text:p>£31,600.70</text:p>
          </table:table-cell>
          <table:table-cell office:value-type="currency" office:value="16734.41" table:content-validation-name="val1" table:style-name="ce10">
            <text:p>£16,734.41</text:p>
          </table:table-cell>
          <table:table-cell office:value-type="currency" office:value="206779.29" table:style-name="ce11">
            <text:p>£206,779.2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6779.29" table:style-name="ce13">
            <text:p>£206,779.29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48" table:style-name="ce34">
            <text:p>48</text:p>
          </table:table-cell>
          <table:table-cell office:value-type="float" office:value="45.71" table:style-name="ce37">
            <text:p>45.71</text:p>
          </table:table-cell>
          <table:table-cell office:value-type="float" office:value="77" table:style-name="ce47">
            <text:p>77</text:p>
          </table:table-cell>
          <table:table-cell office:value-type="float" office:value="76.75" table:style-name="ce49">
            <text:p>76.75</text:p>
          </table:table-cell>
          <table:table-cell office:value-type="float" office:value="47" table:style-name="ce84">
            <text:p>47</text:p>
          </table:table-cell>
          <table:table-cell office:value-type="float" office:value="44.4" table:style-name="ce87">
            <text:p>44.4</text:p>
          </table:table-cell>
          <table:table-cell office:value-type="float" office:value="28" table:style-name="ce103">
            <text:p>28</text:p>
          </table:table-cell>
          <table:table-cell office:value-type="float" office:value="28" table:style-name="ce105">
            <text:p>28</text:p>
          </table:table-cell>
          <table:table-cell office:value-type="float" office:value="4" table:style-name="ce114">
            <text:p>4</text:p>
          </table:table-cell>
          <table:table-cell office:value-type="float" office:value="4" table:style-name="ce117">
            <text:p>4</text:p>
          </table:table-cell>
          <table:table-cell office:value-type="float" office:value="6" table:style-name="ce53">
            <text:p>6</text:p>
          </table:table-cell>
          <table:table-cell office:value-type="float" office:value="1.27" table:style-name="ce55">
            <text:p>1.27</text:p>
          </table:table-cell>
          <table:table-cell office:value-type="float" office:value="210" table:content-validation-name="val2" table:style-name="ce67">
            <text:p>210</text:p>
          </table:table-cell>
          <table:table-cell office:value-type="float" office:value="200.13000000000002" table:content-validation-name="val2" table:style-name="ce59">
            <text:p>200</text:p>
          </table:table-cell>
          <table:table-cell office:value-type="float" office:value="17" table:style-name="ce81">
            <text:p>17</text:p>
          </table:table-cell>
          <table:table-cell office:value-type="float" office:value="17" table:style-name="ce80">
            <text:p>17</text:p>
          </table:table-cell>
          <table:table-cell office:value-type="float" office:value="3" table:style-name="ce123">
            <text:p>3</text:p>
          </table:table-cell>
          <table:table-cell office:value-type="float" office:value="2.6" table:style-name="ce125">
            <text:p>2.6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20" table:style-name="ce160">
            <text:p>20</text:p>
          </table:table-cell>
          <table:table-cell office:value-type="float" office:value="19.600000000000001" table:style-name="ce161">
            <text:p>19.60</text:p>
          </table:table-cell>
          <table:table-cell office:value-type="float" office:value="230" table:content-validation-name="val2" table:style-name="ce167">
            <text:p>230</text:p>
          </table:table-cell>
          <table:table-cell office:value-type="float" office:value="219.73000000000002" table:content-validation-name="val2" table:style-name="ce170">
            <text:p>220</text:p>
          </table:table-cell>
          <table:table-cell office:value-type="currency" office:value="565175.61" table:content-validation-name="val1" table:style-name="ce10">
            <text:p>£565,175.61</text:p>
          </table:table-cell>
          <table:table-cell office:value-type="currency" office:value="52176.05" table:content-validation-name="val1" table:style-name="ce10">
            <text:p>£52,176.05</text:p>
          </table:table-cell>
          <table:table-cell office:value-type="currency" office:value="2950" table:content-validation-name="val1" table:style-name="ce10">
            <text:p>£2,950.00</text:p>
          </table:table-cell>
          <table:table-cell office:value-type="currency" office:value="32384.62" table:content-validation-name="val1" table:style-name="ce10">
            <text:p>£32,384.62</text:p>
          </table:table-cell>
          <table:table-cell office:value-type="currency" office:value="15414.74" table:content-validation-name="val1" table:style-name="ce10">
            <text:p>£15,414.74</text:p>
          </table:table-cell>
          <table:table-cell office:value-type="currency" office:value="69404.42" table:content-validation-name="val1" table:style-name="ce10">
            <text:p>£69,404.42</text:p>
          </table:table-cell>
          <table:table-cell office:value-type="currency" office:value="737505.44000000006" table:style-name="ce11">
            <text:p>£737,505.44</text:p>
          </table:table-cell>
          <table:table-cell office:value-type="currency" office:value="60588.42" table:content-validation-name="val1" table:style-name="ce12">
            <text:p>£60,588.42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0588.42" table:style-name="ce11">
            <text:p>£60,588.42</text:p>
          </table:table-cell>
          <table:table-cell office:value-type="currency" office:value="798093.8600000001" table:style-name="ce13">
            <text:p>£798,093.8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6">
            <text:p>6</text:p>
          </table:table-cell>
          <table:table-cell office:value-type="float" office:value="5.6" table:style-name="ce39">
            <text:p>5.6</text:p>
          </table:table-cell>
          <table:table-cell office:value-type="float" office:value="8" table:style-name="ce46">
            <text:p>8</text:p>
          </table:table-cell>
          <table:table-cell office:value-type="float" office:value="7.06" table:style-name="ce50">
            <text:p>7.06</text:p>
          </table:table-cell>
          <table:table-cell office:value-type="float" office:value="53" table:style-name="ce86">
            <text:p>53</text:p>
          </table:table-cell>
          <table:table-cell office:value-type="float" office:value="51.82" table:style-name="ce89">
            <text:p>51.82</text:p>
          </table:table-cell>
          <table:table-cell office:value-type="float" office:value="3" table:style-name="ce102">
            <text:p>3</text:p>
          </table:table-cell>
          <table:table-cell office:value-type="float" office:value="2.59" table:style-name="ce106">
            <text:p>2.59</text:p>
          </table:table-cell>
          <table:table-cell office:value-type="float" office:value="1" table:style-name="ce116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71" table:content-validation-name="val2" table:style-name="ce60">
            <text:p>71</text:p>
          </table:table-cell>
          <table:table-cell office:value-type="float" office:value="68.070000000000007" table:content-validation-name="val2" table:style-name="ce60">
            <text:p>68</text:p>
          </table:table-cell>
          <table:table-cell office:value-type="float" office:value="1" table:style-name="ce83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45">
            <text:p>2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3" table:style-name="ce162">
            <text:p>3</text:p>
          </table:table-cell>
          <table:table-cell office:value-type="float" office:value="3" table:style-name="ce162">
            <text:p>3</text:p>
          </table:table-cell>
          <table:table-cell office:value-type="float" office:value="74" table:content-validation-name="val2" table:style-name="ce171">
            <text:p>74</text:p>
          </table:table-cell>
          <table:table-cell office:value-type="float" office:value="71.070000000000007" table:content-validation-name="val2" table:style-name="ce171">
            <text:p>71</text:p>
          </table:table-cell>
          <table:table-cell office:value-type="currency" office:value="180411.54" table:content-validation-name="val1" table:style-name="ce10">
            <text:p>£180,411.54</text:p>
          </table:table-cell>
          <table:table-cell office:value-type="currency" office:value="8730.9" table:content-validation-name="val1" table:style-name="ce10">
            <text:p>£8,730.9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7463.71" table:content-validation-name="val1" table:style-name="ce10">
            <text:p>£37,463.71</text:p>
          </table:table-cell>
          <table:table-cell office:value-type="currency" office:value="21343.75" table:content-validation-name="val1" table:style-name="ce10">
            <text:p>£21,343.75</text:p>
          </table:table-cell>
          <table:table-cell office:value-type="currency" office:value="247949.9" table:style-name="ce11">
            <text:p>£247,949.90</text:p>
          </table:table-cell>
          <table:table-cell office:value-type="currency" office:value="2818.8" table:content-validation-name="val1" table:style-name="ce12">
            <text:p>£2,818.80</text:p>
          </table:table-cell>
          <table:table-cell office:value-type="currency" office:value="21415.82" table:content-validation-name="val1" table:style-name="ce12">
            <text:p>£21,415.82</text:p>
          </table:table-cell>
          <table:table-cell office:value-type="currency" office:value="24234.62" table:style-name="ce11">
            <text:p>£24,234.62</text:p>
          </table:table-cell>
          <table:table-cell office:value-type="currency" office:value="272184.52" table:style-name="ce13">
            <text:p>£272,184.52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6-11-23T11:08:27Z</dc:date>
  </office:meta>
</office:document-meta>
</file>